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fo:font-size="18pt" officeooo:rsid="00c7963a" officeooo:paragraph-rsid="00c7963a"/>
    </style:style>
    <style:style style:name="P4" style:family="paragraph" style:parent-style-name="Standard">
      <style:text-properties fo:font-size="18pt" officeooo:rsid="00c9095b" officeooo:paragraph-rsid="00c9095b"/>
    </style:style>
    <style:style style:name="P5" style:family="paragraph" style:parent-style-name="Standard">
      <style:text-properties fo:font-size="18pt" officeooo:rsid="00c90f22" officeooo:paragraph-rsid="00c90f22"/>
    </style:style>
    <style:style style:name="P6" style:family="paragraph" style:parent-style-name="Standard">
      <style:text-properties officeooo:paragraph-rsid="00c3bb22"/>
    </style:style>
    <style:style style:name="P7" style:family="paragraph" style:parent-style-name="Standard">
      <style:text-properties officeooo:paragraph-rsid="00c9095b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4ee73" officeooo:paragraph-rsid="0029ba73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c7963a" officeooo:paragraph-rsid="00cadb7c"/>
    </style:style>
    <style:style style:name="P10" style:family="paragraph" style:parent-style-name="Standard">
      <style:text-properties fo:font-size="18pt" officeooo:rsid="00c9095b" officeooo:paragraph-rsid="00cadb7c"/>
    </style:style>
    <style:style style:name="P11" style:family="paragraph" style:parent-style-name="Standard">
      <style:paragraph-properties fo:break-before="column"/>
      <style:text-properties fo:font-size="18pt" officeooo:rsid="00c9095b" officeooo:paragraph-rsid="00cadb7c"/>
    </style:style>
    <style:style style:name="P12" style:family="paragraph" style:parent-style-name="Standard">
      <style:text-properties fo:font-size="18pt" officeooo:rsid="00c9095b" officeooo:paragraph-rsid="00cc8d65"/>
    </style:style>
    <style:style style:name="P13" style:family="paragraph" style:parent-style-name="Standard">
      <style:text-properties fo:font-size="18pt" officeooo:rsid="00c90f22" officeooo:paragraph-rsid="00c9095b"/>
    </style:style>
    <style:style style:name="P14" style:family="paragraph" style:parent-style-name="Standard">
      <style:text-properties fo:font-size="18pt" officeooo:rsid="00c90f22" officeooo:paragraph-rsid="00cc8d65"/>
    </style:style>
    <style:style style:name="P15" style:family="paragraph" style:parent-style-name="Standard">
      <style:text-properties officeooo:paragraph-rsid="00cadb7c"/>
    </style:style>
    <style:style style:name="P16" style:family="paragraph" style:parent-style-name="Standard">
      <style:text-properties officeooo:rsid="00c7963a" officeooo:paragraph-rsid="00cadb7c"/>
    </style:style>
    <style:style style:name="P17" style:family="paragraph" style:parent-style-name="Standard">
      <style:text-properties officeooo:paragraph-rsid="00cc8d65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4ee73"/>
    </style:style>
    <style:style style:name="T4" style:family="text">
      <style:text-properties fo:font-size="18pt" officeooo:rsid="00c3bb22"/>
    </style:style>
    <style:style style:name="T5" style:family="text">
      <style:text-properties fo:font-size="18pt" officeooo:rsid="00c7963a"/>
    </style:style>
    <style:style style:name="T6" style:family="text">
      <style:text-properties fo:font-size="18pt" officeooo:rsid="00c9095b"/>
    </style:style>
    <style:style style:name="T7" style:family="text">
      <style:text-properties fo:font-size="18pt" fo:font-weight="bold" officeooo:rsid="00c9095b" style:font-weight-asian="bold" style:font-weight-complex="bold"/>
    </style:style>
    <style:style style:name="T8" style:family="text">
      <style:text-properties fo:font-size="18pt" fo:font-weight="bold" officeooo:rsid="00c90f22" style:font-weight-asian="bold" style:font-weight-complex="bold"/>
    </style:style>
    <style:style style:name="T9" style:family="text">
      <style:text-properties fo:font-size="18pt" fo:font-weight="bold" officeooo:rsid="00c7963a" style:font-weight-asian="bold" style:font-weight-complex="bold"/>
    </style:style>
    <style:style style:name="T10" style:family="text">
      <style:text-properties officeooo:rsid="00c69666"/>
    </style:style>
    <style:style style:name="T11" style:family="text">
      <style:text-properties officeooo:rsid="00c7963a"/>
    </style:style>
    <style:style style:name="T12" style:family="text">
      <style:text-properties officeooo:rsid="00c9095b"/>
    </style:style>
    <style:style style:name="T13" style:family="text">
      <style:text-properties officeooo:rsid="00c90f22"/>
    </style:style>
    <style:style style:name="T14" style:family="text">
      <style:text-properties officeooo:rsid="00c4ee7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c90f22" style:font-weight-asian="bold" style:font-weight-complex="bold"/>
    </style:style>
    <style:style style:name="T17" style:family="text">
      <style:text-properties officeooo:rsid="00cadb7c"/>
    </style:style>
    <style:style style:name="T18" style:family="text">
      <style:text-properties officeooo:rsid="00cc8d65"/>
    </style:style>
    <style:style style:name="Sect1" style:family="section">
      <style:section-properties text:dont-balance-text-columns="false" style:editable="false">
        <style:columns fo:column-count="2" fo:column-gap="0.399cm">
          <style:column-sep style:width="0.035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Fr</text:span>a<text:span text:style-name="T10">c</text:span>tions</text:p>
      <text:p text:style-name="Standard"/>
      <text:section text:style-name="Sect1" text:name="Section1">
        <text:p text:style-name="P15"><text:span text:style-name="T9">Additions et soustractions</text:span></text:p>
        <text:p text:style-name="P15"><text:span text:style-name="T9"/></text:p>
        <text:p text:style-name="P15"><text:span text:style-name="T5">Égalités de quotients</text:span></text:p>
        <text:p text:style-name="P9"><text:span text:style-name="T17">p56 : </text:span>5, 6, 7</text:p>
        <text:p text:style-name="P9"><text:span text:style-name="T17">p57 : </text:span>24, 26, 27, 30</text:p>
        <text:p text:style-name="Standard"/>
        <text:p text:style-name="P3">Mise au même dénominateur</text:p>
        <text:p text:style-name="P9"><text:span text:style-name="T17">p57 : </text:span>31, 33</text:p>
        <text:p text:style-name="P2"/>
        <text:p text:style-name="P3">Additions et soustractions</text:p>
        <text:p text:style-name="P9">avec schéma : </text:p>
        <text:p text:style-name="P9"><text:span text:style-name="T17">p56 : </text:span>12, <text:s text:c="3"/><text:span text:style-name="T17">p58 : </text:span>36, <text:s text:c="3"/><text:span text:style-name="T17">p59 :</text:span>64</text:p>
        <text:p text:style-name="P9"><text:span text:style-name="T12">dénominateurs multiples : </text:span></text:p>
        <text:p text:style-name="P9"><text:span text:style-name="T17">p55 : </text:span>3, 4</text:p>
        <text:p text:style-name="P9"><text:span text:style-name="T17">p56 : </text:span>15, 16</text:p>
        <text:p text:style-name="P9"><text:span text:style-name="T17">p58 : </text:span>41, 42, 43, 44, 45, 48, 49</text:p>
        <text:p text:style-name="P9"><text:span text:style-name="T17">p59 : </text:span>55, 56, 57</text:p>
        <text:p text:style-name="P16">dénominateurs premiers entre eux : <text:span text:style-name="T17">p55 : </text:span><text:span text:style-name="T12">2</text:span></text:p>
        <text:p text:style-name="P16"><text:span text:style-name="T17">p56 :</text:span><text:span text:style-name="T12"> 19, 20</text:span></text:p>
        <text:p text:style-name="P16"><text:span text:style-name="T17">p58 : </text:span><text:span text:style-name="T12">50, 51, 54</text:span></text:p>
        <text:p text:style-name="P16"><text:span text:style-name="T17">p59 :</text:span><text:span text:style-name="T12"> 58, 59, 60</text:span></text:p>
        <text:p text:style-name="P16"><text:span text:style-name="T17">p60 : </text:span><text:span text:style-name="T12">73, 74, 75, 76, 77</text:span></text:p>
        <text:p text:style-name="P1"/>
        <text:p text:style-name="P6"><text:span text:style-name="T4">Pb </text:span><text:span text:style-name="T3">concrets</text:span></text:p>
        <text:p text:style-name="P10"><text:span text:style-name="T17">p59 : </text:span>65, 68</text:p>
        <text:p text:style-name="P10"><text:span text:style-name="T17">p60 : </text:span>69, 70</text:p>
        <text:p text:style-name="P10"><text:span text:style-name="T17">p62 : </text:span>87, 89</text:p>
        <text:p text:style-name="P10"><text:span text:style-name="T17">p63 : </text:span>98 </text:p>
        <text:p text:style-name="P10"><text:span text:style-name="T13">+ (</text:span><text:span text:style-name="T14">Plus difficile </text:span><text:span text:style-name="T17">p64</text:span><text:span text:style-name="T14"> : <text:line-break/></text:span>104, 105, 108<text:span text:style-name="T13">)</text:span></text:p>
        <text:p text:style-name="P11"><text:span text:style-name="T15">Multiplications et division</text:span><text:span text:style-name="T16">s</text:span></text:p>
        <text:p text:style-name="P10"/>
        <text:p text:style-name="P12">Multiplications</text:p>
        <text:p text:style-name="P12"><text:span text:style-name="T18">p70 : </text:span>5</text:p>
        <text:p text:style-name="P12"><text:span text:style-name="T18">p71 : </text:span>25, 26, 28, 29, 30, 31, 32, 33, 34, 36, 39, 40</text:p>
        <text:p text:style-name="P17"/>
        <text:p text:style-name="P12">Fraction d’une quantité <text:line-break/>(pb concrets)</text:p>
        <text:p text:style-name="P12"><text:span text:style-name="T18">p72 : </text:span>41, 44</text:p>
        <text:p text:style-name="P12"><text:span text:style-name="T18">p76 : </text:span>84, 85</text:p>
        <text:p text:style-name="P12"><text:span text:style-name="T18">p77 :</text:span> 92</text:p>
        <text:p text:style-name="P12"><text:span text:style-name="T18">p78 : </text:span>101</text:p>
        <text:p text:style-name="P12"/>
        <text:p text:style-name="P14">Divisions</text:p>
        <text:p text:style-name="P14"><text:span text:style-name="T18">p70 : </text:span>10, 13</text:p>
        <text:p text:style-name="P14"><text:span text:style-name="T18">p72 : </text:span>45, 46, 49, 50, 51, 52, 53</text:p>
        <text:p text:style-name="P14"><text:span text:style-name="T18">p73 : </text:span>56, 62, 65, 67, 68</text:p>
        <text:p text:style-name="P14"><text:span text:style-name="T18">p74 : </text:span>69, 72, 73, 74</text:p>
        <text:p text:style-name="P14"/>
        <text:p text:style-name="P14">Pb concrets</text:p>
        <text:p text:style-name="P14"><text:span text:style-name="T18">p73 : </text:span>58, 60</text:p>
        <text:p text:style-name="P14"><text:span text:style-name="T18">p76 : </text:span>88, 89 </text:p>
        <text:p text:style-name="P14">+ (Plus difficiles <text:span text:style-name="T18">p78</text:span> : <text:line-break/>102, 104, 106)</text:p>
      </text:section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7M22S</meta:editing-duration>
    <meta:editing-cycles>157</meta:editing-cycles>
    <meta:generator>LibreOffice/7.3.7.2$Linux_X86_64 LibreOffice_project/30$Build-2</meta:generator>
    <meta:initial-creator>Véronique et Thibaud FONTANET</meta:initial-creator>
    <dc:date>2024-08-14T17:18:03.727480414</dc:date>
    <meta:print-date>2021-04-29T11:47:08.283517233</meta:print-date>
    <meta:document-statistic meta:table-count="0" meta:image-count="0" meta:object-count="0" meta:page-count="1" meta:paragraph-count="44" meta:word-count="204" meta:character-count="854" meta:non-whitespace-character-count="681"/>
  </office:meta>
</office:document-meta>
</file>